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 style:master-page-name="MP0">
      <style:paragraph-properties style:page-number="auto" fo:break-before="page"/>
    </style:style>
    <style:style style:name="P2" style:family="paragraph" style:parent-style-name="List_20_Paragraph" style:list-style-name="L1"/>
    <style:style style:name="P3" style:family="paragraph" style:parent-style-name="List_20_Paragraph" style:list-style-name="L1">
      <style:text-properties fo:language="en" fo:country="GB"/>
    </style:style>
    <style:style style:name="T1" style:family="text">
      <style:text-properties fo:language="en" fo:country="GB"/>
    </style:style>
    <style:style style:name="T2" style:family="text">
      <style:text-properties officeooo:rsid="001d44d7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roces Dokumentation, 4. Semesters projekt (4. kvartal 2013)</text:h>
      <text:p text:style-name="Normal"/>
      <text:list xml:id="list31737781" text:style-name="L1">
        <text:list-item>
          <text:p text:style-name="P2">Fælles - [O] Forside</text:p>
        </text:list-item>
        <text:list-item>
          <text:p text:style-name="P2">Fælles - [O] Synopsis</text:p>
        </text:list-item>
        <text:list-item>
          <text:p text:style-name="P2">Fælles - [O] Indholdsfortegnelse</text:p>
        </text:list-item>
        <text:list-item>
          <text:p text:style-name="P2">Fælles - [O] Indledning</text:p>
          <text:list>
            <text:list-item>
              <text:p text:style-name="P2">[O] Læringsmål</text:p>
            </text:list-item>
            <text:list-item>
              <text:p text:style-name="P2">[O] Emner</text:p>
            </text:list-item>
            <text:list-item>
              <text:p text:style-name="P2">[O] Konklusion</text:p>
            </text:list-item>
          </text:list>
        </text:list-item>
        <text:list-item>
          <text:p text:style-name="P2">Chris &amp; Morten - [X] Sammenligning af virksomhederes agile tilgang (Nykredit vs Combine)</text:p>
        </text:list-item>
        <text:list-item>
          <text:p text:style-name="P2">Chris - [X] Risici styring</text:p>
        </text:list-item>
        <text:list-item>
          <text:p text:style-name="P2">Chris - [X] Kvalitetskrav</text:p>
        </text:list-item>
        <text:list-item>
          <text:p text:style-name="P2">Mads - [X] Agile Udviklingsmetoder</text:p>
          <text:list>
            <text:list-item>
              <text:p text:style-name="P2">[X] Ekstreme Programming (XP)</text:p>
            </text:list-item>
            <text:list-item>
              <text:p text:style-name="P2">[X] Scrum</text:p>
            </text:list-item>
            <text:list-item>
              <text:p text:style-name="P2">[X] Kanban</text:p>
            </text:list-item>
          </text:list>
        </text:list-item>
        <text:list-item>
          <text:p text:style-name="P2">Morten - [X] Brug af udviklingsmetode</text:p>
          <text:list>
            <text:list-item>
              <text:p text:style-name="P2">[X] Brug af pair-programming</text:p>
            </text:list-item>
            <text:list-item>
              <text:p text:style-name="P2">[X] Refactoring</text:p>
            </text:list-item>
            <text:list-item>
              <text:p text:style-name="P2">[X] Code ownership</text:p>
            </text:list-item>
            <text:list-item>
              <text:p text:style-name="P2">[X] Test-first</text:p>
            </text:list-item>
            <text:list-item>
              <text:p text:style-name="P2">[X] Simpel design</text:p>
            </text:list-item>
          </text:list>
        </text:list-item>
        <text:list-item>
          <text:p text:style-name="P2">Chris - [X] Første Sprint (uge 49)</text:p>
          <text:list>
            <text:list-item>
              <text:p text:style-name="P2">[X] Stories</text:p>
            </text:list-item>
            <text:list-item>
              <text:p text:style-name="P2">[X] Estimering</text:p>
            </text:list-item>
            <text:list-item>
              <text:p text:style-name="P2">[X] Morgenmøder</text:p>
            </text:list-item>
            <text:list-item>
              <text:p text:style-name="P2">[X] Vidensdeling</text:p>
            </text:list-item>
            <text:list-item>
              <text:p text:style-name="P2">[X] Retrospektiv</text:p>
            </text:list-item>
          </text:list>
        </text:list-item>
        <text:list-item>
          <text:p text:style-name="P2">Mads - [X] Anden Sprint (uge 50)</text:p>
          <text:list>
            <text:list-item>
              <text:p text:style-name="P2">[X] Stories</text:p>
            </text:list-item>
            <text:list-item>
              <text:p text:style-name="P2"><text:soft-page-break/>[X] Estimering</text:p>
            </text:list-item>
            <text:list-item>
              <text:p text:style-name="P2">[X] Morgenmøder</text:p>
            </text:list-item>
            <text:list-item>
              <text:p text:style-name="P2">[X] Vidensdeling</text:p>
            </text:list-item>
            <text:list-item>
              <text:p text:style-name="P2">[X] Retrospektiv</text:p>
            </text:list-item>
          </text:list>
        </text:list-item>
        <text:list-item>
          <text:p text:style-name="P2">Morten - [X] Tredje Sprint (uge 51)</text:p>
          <text:list>
            <text:list-item>
              <text:p text:style-name="P2">[X] Stories</text:p>
            </text:list-item>
            <text:list-item>
              <text:p text:style-name="P2">[X] Estimering</text:p>
            </text:list-item>
            <text:list-item>
              <text:p text:style-name="P2">[X] Morgenmøder</text:p>
            </text:list-item>
            <text:list-item>
              <text:p text:style-name="P2">[X] Vidensdeling</text:p>
            </text:list-item>
            <text:list-item>
              <text:p text:style-name="P2">[X] Retrospektiv</text:p>
            </text:list-item>
          </text:list>
        </text:list-item>
        <text:list-item>
          <text:p text:style-name="P3">Fælles - [<text:span text:style-name="T2">X</text:span>] Release plan</text:p>
        </text:list-item>
        <text:list-item>
          <text:p text:style-name="P2">Fælles - <text:span text:style-name="Default_20_Paragraph_20_Font"><text:span text:style-name="T1">[O] Bilag</text:span></text:span></text:p>
          <text:list>
            <text:list-item>
              <text:p text:style-name="P2"><text:span text:style-name="Default_20_Paragraph_20_Font"><text:span text:style-name="T1">[O] Kildeliste 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a" fo:country="DK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.3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a" fo:country="DK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e74b5" style:font-name="Calibri Light" fo:font-size="16pt" style:font-name-asian="Times New Roman" style:font-size-asian="16pt" style:font-name-complex="Times New Roman" style:font-size-complex="16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="100%"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size="16pt" style:font-name-asian="Times New Roman" style:font-size-asian="16pt" style:font-name-complex="Times New Roman" style:font-size-complex="16pt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29a214-2bbed72-0621de6-a97528c-8f066d</meta:generator>
    <dc:title/>
    <dc:description/>
    <dc:subject/>
    <meta:initial-creator>Mads Nielsen</meta:initial-creator>
    <meta:creation-date>2014-01-06T10:58:00Z</meta:creation-date>
    <dc:date>2014-01-06T11:58:58.19</dc:date>
    <meta:editing-cycles>3</meta:editing-cycles>
    <meta:editing-duration>PT1M</meta:editing-duration>
    <meta:document-statistic meta:table-count="0" meta:image-count="0" meta:object-count="0" meta:page-count="2" meta:paragraph-count="42" meta:word-count="188" meta:character-count="959" meta:non-whitespace-character-count="853"/>
    <meta:template xlink:type="simple" xlink:actuate="onRequest" xlink:title="" xlink:href="Normal"/>
  </office:meta>
</office:document-meta>
</file>